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1.984cm"/>
    </style:style>
    <style:style style:name="Table1.C" style:family="table-column">
      <style:table-column-properties style:column-width="11.21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84b9f" officeooo:paragraph-rsid="00084b9f" style:font-weight-asian="bold" style:font-weight-complex="bold"/>
    </style:style>
    <style:style style:name="P3" style:family="paragraph" style:parent-style-name="Standard">
      <style:text-properties fo:font-weight="bold" officeooo:rsid="00084b9f" officeooo:paragraph-rsid="0008a0bd" style:font-weight-asian="bold" style:font-weight-complex="bold"/>
    </style:style>
    <style:style style:name="P4" style:family="paragraph" style:parent-style-name="Standard">
      <style:text-properties fo:font-weight="bold" officeooo:rsid="0008a0bd" officeooo:paragraph-rsid="0008a0bd" style:font-weight-asian="bold" style:font-weight-complex="bold"/>
    </style:style>
    <style:style style:name="P5" style:family="paragraph" style:parent-style-name="Standard">
      <style:text-properties fo:font-weight="bold" officeooo:rsid="000a003f" officeooo:paragraph-rsid="000a003f" style:font-weight-asian="bold" style:font-weight-complex="bold"/>
    </style:style>
    <style:style style:name="P6" style:family="paragraph" style:parent-style-name="Standard">
      <style:text-properties fo:font-weight="bold" officeooo:rsid="000a0ba2" officeooo:paragraph-rsid="000a0ba2" style:font-weight-asian="bold" style:font-weight-complex="bold"/>
    </style:style>
    <style:style style:name="P7" style:family="paragraph" style:parent-style-name="Standard">
      <style:text-properties fo:font-weight="normal" officeooo:rsid="00084b9f" officeooo:paragraph-rsid="00084b9f" style:font-weight-asian="normal" style:font-weight-complex="normal"/>
    </style:style>
    <style:style style:name="P8" style:family="paragraph" style:parent-style-name="Standard">
      <style:text-properties fo:font-weight="normal" officeooo:rsid="00084b9f" officeooo:paragraph-rsid="0008a0bd" style:font-weight-asian="normal" style:font-weight-complex="normal"/>
    </style:style>
    <style:style style:name="P9" style:family="paragraph" style:parent-style-name="Standard">
      <style:text-properties fo:font-weight="normal" officeooo:rsid="0008a0bd" officeooo:paragraph-rsid="0008a0bd" style:font-weight-asian="normal" style:font-weight-complex="normal"/>
    </style:style>
    <style:style style:name="P10" style:family="paragraph" style:parent-style-name="Standard">
      <style:text-properties fo:font-weight="normal" officeooo:rsid="000a003f" officeooo:paragraph-rsid="000a003f" style:font-weight-asian="normal" style:font-weight-complex="normal"/>
    </style:style>
    <style:style style:name="P11" style:family="paragraph" style:parent-style-name="Standard">
      <style:text-properties fo:font-weight="normal" officeooo:rsid="000a0ba2" officeooo:paragraph-rsid="000a0ba2" style:font-weight-asian="normal" style:font-weight-complex="normal"/>
    </style:style>
    <style:style style:name="P12" style:family="paragraph" style:parent-style-name="Standard">
      <style:text-properties fo:font-weight="normal" officeooo:rsid="00176db9" officeooo:paragraph-rsid="00176db9" style:font-weight-asian="normal" style:font-weight-complex="normal"/>
    </style:style>
    <style:style style:name="P1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tyle="italic" fo:font-weight="normal" officeooo:rsid="000a0ba2" officeooo:paragraph-rsid="000a0ba2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tyle="italic" fo:font-weight="normal" officeooo:rsid="000a0ba2" officeooo:paragraph-rsid="001fa3a0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font-style="italic" fo:font-weight="normal" officeooo:rsid="000a8804" officeooo:paragraph-rsid="001c7604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style="normal" fo:font-weight="normal" officeooo:rsid="000a8804" officeooo:paragraph-rsid="0024af1c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0a8804" officeooo:paragraph-rsid="0034dca2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bold" officeooo:rsid="000a8804" officeooo:paragraph-rsid="001c7604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ize="13pt" fo:font-weight="bold" officeooo:rsid="00084b9f" officeooo:paragraph-rsid="00084b9f" style:font-size-asian="13pt" style:font-weight-asian="bold" style:font-size-complex="13pt" style:font-weight-complex="bold"/>
    </style:style>
    <style:style style:name="P21" style:family="paragraph" style:parent-style-name="Standard">
      <style:text-properties fo:font-size="13pt" fo:font-weight="bold" officeooo:rsid="0008a0bd" officeooo:paragraph-rsid="0008a0bd" style:font-size-asian="13pt" style:font-weight-asian="bold" style:font-size-complex="13pt" style:font-weight-complex="bold"/>
    </style:style>
    <style:style style:name="P22" style:family="paragraph" style:parent-style-name="Table_20_Contents">
      <style:text-properties officeooo:rsid="000a003f" officeooo:paragraph-rsid="000a003f"/>
    </style:style>
    <style:style style:name="P23" style:family="paragraph" style:parent-style-name="Table_20_Contents">
      <style:paragraph-properties fo:text-align="center" style:justify-single-word="false"/>
      <style:text-properties officeooo:rsid="000a003f" officeooo:paragraph-rsid="000a003f"/>
    </style:style>
    <style:style style:name="P24" style:family="paragraph" style:parent-style-name="Table_20_Contents">
      <style:text-properties fo:font-weight="bold" officeooo:rsid="000a003f" officeooo:paragraph-rsid="000a003f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a003f" officeooo:paragraph-rsid="000a003f" style:font-weight-asian="bold" style:font-weight-complex="bold"/>
    </style:style>
    <style:style style:name="P26" style:family="paragraph" style:parent-style-name="Table_20_Contents">
      <style:text-properties officeooo:rsid="000deb92" officeooo:paragraph-rsid="000deb92"/>
    </style:style>
    <style:style style:name="P27" style:family="paragraph" style:parent-style-name="Table_20_Contents">
      <style:paragraph-properties fo:text-align="center" style:justify-single-word="false"/>
      <style:text-properties officeooo:rsid="000deb92" officeooo:paragraph-rsid="000deb92"/>
    </style:style>
    <style:style style:name="P28" style:family="paragraph" style:parent-style-name="Standard">
      <style:text-properties fo:font-style="italic" fo:font-weight="normal" officeooo:rsid="000a8804" officeooo:paragraph-rsid="001c7604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fo:font-size="13pt" fo:font-style="italic" fo:font-weight="bold" officeooo:rsid="00084b9f" officeooo:paragraph-rsid="003c6a3c" style:font-size-asian="13pt" style:font-style-asian="italic" style:font-weight-asian="bold" style:font-size-complex="13pt" style:font-style-complex="italic" style:font-weight-complex="bold"/>
    </style:style>
    <style:style style:name="P30" style:family="paragraph" style:parent-style-name="Standard">
      <style:text-properties fo:font-weight="bold" officeooo:paragraph-rsid="003c6a3c" style:font-weight-asian="bold" style:font-weight-complex="bold"/>
    </style:style>
    <style:style style:name="P31" style:family="paragraph" style:parent-style-name="Standard">
      <style:text-properties fo:font-weight="normal" officeooo:rsid="00176db9" officeooo:paragraph-rsid="003c6a3c" style:font-weight-asian="normal" style:font-weight-complex="normal"/>
    </style:style>
    <style:style style:name="P32" style:family="paragraph" style:parent-style-name="Standard">
      <style:text-properties fo:font-weight="normal" officeooo:rsid="00084b9f" officeooo:paragraph-rsid="003c6a3c" style:font-weight-asian="normal" style:font-weight-complex="normal"/>
    </style:style>
    <style:style style:name="P33" style:family="paragraph" style:parent-style-name="Standard">
      <style:paragraph-properties fo:break-before="page"/>
      <style:text-properties fo:font-size="15pt" fo:font-weight="bold" officeooo:paragraph-rsid="003c6a3c" style:font-size-asian="15pt" style:font-weight-asian="bold" style:font-size-complex="15pt" style:font-weight-complex="bold"/>
    </style:style>
    <style:style style:name="T1" style:family="text">
      <style:text-properties officeooo:rsid="00084b9f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officeooo:rsid="000a003f" style:font-size-asian="13pt" style:font-size-complex="13pt"/>
    </style:style>
    <style:style style:name="T4" style:family="text">
      <style:text-properties officeooo:rsid="0008a0bd"/>
    </style:style>
    <style:style style:name="T5" style:family="text">
      <style:text-properties officeooo:rsid="000a8804"/>
    </style:style>
    <style:style style:name="T6" style:family="text">
      <style:text-properties officeooo:rsid="000f69b3"/>
    </style:style>
    <style:style style:name="T7" style:family="text">
      <style:text-properties officeooo:rsid="0019270d"/>
    </style:style>
    <style:style style:name="T8" style:family="text">
      <style:text-properties officeooo:rsid="001f39d8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06510" style:font-style-asian="italic" style:font-style-complex="italic"/>
    </style:style>
    <style:style style:name="T11" style:family="text">
      <style:text-properties fo:font-style="italic" officeooo:rsid="0034dca2" style:font-style-asian="italic" style:font-style-complex="italic"/>
    </style:style>
    <style:style style:name="T12" style:family="text">
      <style:text-properties officeooo:rsid="003c6a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/<text:span text:style-name="T12">user</text:span></text:p>
      <text:p text:style-name="P1"/>
      <text:p text:style-name="P12">A collection of all the user access the server has granted. Th<text:span text:style-name="T7">is</text:span> resource is write-only.</text:p>
      <text:p text:style-name="P7"/>
      <text:p text:style-name="P7"/>
      <text:p text:style-name="P20">URL</text:p>
      <text:p text:style-name="P20"/>
      <text:p text:style-name="P7"><text:a xlink:type="simple" xlink:href="https://api.doga.gov/1.0/access">https://api.doga.gov/1.0/access</text:a></text:p>
      <text:p text:style-name="P7"/>
      <text:p text:style-name="P2"><text:span text:style-name="T2">Supported Request </text:span><text:span text:style-name="T3">M</text:span><text:span text:style-name="T2">ethods</text:span></text:p>
      <text:p text:style-name="P7"/>
      <text:p text:style-name="P8">POST – <text:span text:style-name="T4">Grants access for a new client</text:span></text:p>
      <text:p text:style-name="P8"/>
      <text:p text:style-name="P4"><text:span text:style-name="T2">Supported </text:span><text:span text:style-name="T3">F</text:span><text:span text:style-name="T2">ormats</text:span></text:p>
      <text:p text:style-name="P4"/>
      <text:p text:style-name="P9">json</text:p>
      <text:p text:style-name="P9"/>
      <text:p text:style-name="P21">Authentication</text:p>
      <text:p text:style-name="P4"/>
      <text:p text:style-name="P11">Basic</text:p>
      <text:p text:style-name="P11"/>
      <text:p text:style-name="P3"/>
      <text:p text:style-name="P5">Arguments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4">Name</text:p>
          </table:table-cell>
          <table:table-cell table:style-name="Table1.A1" office:value-type="string">
            <text:p text:style-name="P25">Inclusion</text:p>
          </table:table-cell>
          <table:table-cell table:style-name="Table1.C1" office:value-type="string">
            <text:p text:style-name="P24">Description</text:p>
          </table:table-cell>
        </table:table-row>
        <table:table-row>
          <table:table-cell table:style-name="Table1.A2" office:value-type="string">
            <text:p text:style-name="P22">role</text:p>
          </table:table-cell>
          <table:table-cell table:style-name="Table1.A2" office:value-type="string">
            <text:p text:style-name="P23">required</text:p>
          </table:table-cell>
          <table:table-cell table:style-name="Table1.C2" office:value-type="string">
            <text:p text:style-name="P22">Indicates the type of access the client would like to have.</text:p>
          </table:table-cell>
        </table:table-row>
        <table:table-row>
          <table:table-cell table:style-name="Table1.A2" office:value-type="string">
            <text:p text:style-name="P26">organisation</text:p>
          </table:table-cell>
          <table:table-cell table:style-name="Table1.A2" office:value-type="string">
            <text:p text:style-name="P27">required</text:p>
          </table:table-cell>
          <table:table-cell table:style-name="Table1.C2" office:value-type="string">
            <text:p text:style-name="P26">Identifies the organisational scope this access grants</text:p>
          </table:table-cell>
        </table:table-row>
      </table:table>
      <text:p text:style-name="P10"/>
      <text:p text:style-name="P10"/>
      <text:p text:style-name="P6">Example<text:span text:style-name="T8">s</text:span></text:p>
      <text:p text:style-name="P6"/>
      <text:p text:style-name="P6">POST /access</text:p>
      <text:p text:style-name="P6"/>
      <text:p text:style-name="P6">Request <text:span text:style-name="T5">Body</text:span>:</text:p>
      <text:p text:style-name="P6"/>
      <text:p text:style-name="P14">{</text:p>
      <text:p text:style-name="P14"><text:tab/>“<text:span text:style-name="T5">role”:“1”</text:span></text:p>
      <text:p text:style-name="P14"><text:tab/>“<text:span text:style-name="T6">organisation”:“13345420”</text:span></text:p>
      <text:p text:style-name="P14">}</text:p>
      <text:p text:style-name="P14"/>
      <text:p text:style-name="P19">Response Body:</text:p>
      <text:p text:style-name="P19"/>
      <text:p text:style-name="P16">{</text:p>
      <text:p text:style-name="P17"><text:span text:style-name="T9"><text:tab/>“self”:“</text:span><text:a xlink:type="simple" xlink:href="https://api.doga.gov/1.0/access/184734933"><text:span text:style-name="T9">https://api.doga.gov/1.0/access/</text:span></text:a><text:a xlink:type="simple" xlink:href="https://api.doga.gov/1.0/access/184734933"><text:span text:style-name="T10">184734933</text:span></text:a><text:span text:style-name="T9">“,</text:span></text:p>
      <text:p text:style-name="P18"><text:span text:style-name="T9"><text:tab/>“</text:span><text:span text:style-name="T11">tokens”:</text:span><text:span text:style-name="T9">“</text:span><text:a xlink:type="simple" xlink:href="https://api.doga.gov/1.0/access/184734933"><text:span text:style-name="T9">https://api.doga.gov/1.0/access/</text:span></text:a><text:a xlink:type="simple" xlink:href="https://api.doga.gov/1.0/access/184734933"><text:span text:style-name="T10">18473493</text:span></text:a><text:a xlink:type="simple" xlink:href="https://api.doga.gov/1.0/access/184734933"><text:span text:style-name="T11">3</text:span></text:a><text:a xlink:type="simple" xlink:href="https://api.doga.gov/1.0/access/184734933"><text:span text:style-name="T10">/</text:span></text:a><text:a xlink:type="simple" xlink:href="https://api.doga.gov/1.0/access/184734933"><text:span text:style-name="T11">tokens</text:span></text:a><text:span text:style-name="T9">“,</text:span></text:p>
      <text:p text:style-name="P15"><text:tab/>“<text:span text:style-name="T5">role”:“1”,</text:span></text:p>
      <text:p text:style-name="P15"><text:tab/>“<text:span text:style-name="T6">organisation”:“13345420”</text:span></text:p>
      <text:p text:style-name="P16">}</text:p>
      <text:p text:style-name="P33">/<text:span text:style-name="T12">user/&lt;user_id&gt;</text:span></text:p>
      <text:p text:style-name="P30"/>
      <text:p text:style-name="P31">A collection of all the user access the server has granted. Th<text:span text:style-name="T7">is</text:span> resource is write-only.</text:p>
      <text:p text:style-name="P32"/>
      <text:p text:style-name="P32"/>
      <text:p text:style-name="P29">UR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5:31:56.038812740</meta:creation-date>
    <meta:generator>LibreOffice/4.2.7.2$Linux_X86_64 LibreOffice_project/420m0$Build-2</meta:generator>
    <dc:date>2015-01-15T20:49:03.189427502</dc:date>
    <meta:editing-duration>PT4H26M17S</meta:editing-duration>
    <meta:editing-cycles>57</meta:editing-cycles>
    <meta:document-statistic meta:table-count="1" meta:image-count="0" meta:object-count="0" meta:page-count="2" meta:paragraph-count="37" meta:word-count="93" meta:character-count="752" meta:non-whitespace-character-count="689"/>
  </office:meta>
</office:document-meta>
</file>